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1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0.034cm"/>
    </style:style>
    <style:style style:name="co4" style:family="table-column">
      <style:table-column-properties fo:break-before="auto" style:column-width="1.568cm"/>
    </style:style>
    <style:style style:name="co5" style:family="table-column">
      <style:table-column-properties fo:break-before="auto" style:column-width="2.679cm"/>
    </style:style>
    <style:style style:name="co6" style:family="table-column">
      <style:table-column-properties fo:break-before="auto" style:column-width="0.065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4.574cm"/>
    </style:style>
    <style:style style:name="co12" style:family="table-column">
      <style:table-column-properties fo:break-before="auto" style:column-width="0.72cm"/>
    </style:style>
    <style:style style:name="co13" style:family="table-column">
      <style:table-column-properties fo:break-before="auto" style:column-width="1.829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1.503cm"/>
    </style:style>
    <style:style style:name="co16" style:family="table-column">
      <style:table-column-properties fo:break-before="auto" style:column-width="1.372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56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353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67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ta1" style:family="table" style:master-page-name="PageStyle_5f_Page_20_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7788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000000" fo:background-color="#ffba3e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ffba3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fo:background-color="#94a4a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16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67788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000000" fo:background-color="#989898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solid" style:text-underline-width="auto" style:text-underline-color="font-color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4pt" fo:font-style="normal" fo:text-shadow="none" style:text-underline-style="none" fo:font-weight="normal" style:font-size-asian="4pt" style:font-style-asian="normal" style:font-weight-asian="normal" style:font-name-complex="Arial" style:font-size-complex="4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fo:background-color="#989898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fo:background-color="#94a4a7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number-columns-repeated="39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Despesas com Cartão Corporativo e Suprimento de Fundos</text:p>
          </table:table-cell>
          <table:covered-table-cell table:number-columns-repeated="16" table:style-name="ce1"/>
          <table:table-cell table:style-name="ce16"/>
          <table:table-cell table:style-name="ce17" office:value-type="string" calcext:value-type="string" table:number-columns-spanned="7" table:number-rows-spanned="1">
            <text:p>junho/2022</text:p>
          </table:table-cell>
          <table:covered-table-cell table:number-columns-repeated="6" table:style-name="ce17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69 - PR-AC - PROCURADORIA DA REPUBLICA - ACR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NA PAULA ONOFRE BARROS - CPF: 785.921.002-9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0/05/2022 a 30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0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MPLA TECNOLOGIA DE PONTO, ACESSO &amp; INFORMÁTICA EIRELI - ME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9.162.365/0001-0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CORRETIVA NAS CATRACAS DE ACESSO AO PRÉDI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71 - PR-AM - PROCURADORIA DA REPUBLICA - AMAZONAS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SE CALEBE MENDONCA DE ANDRADE DUNKE - CPF: 956.782.202-6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5/04/2022 a 23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3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1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RISTEU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661.748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4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ILDO F DOS SANTOS LOGÍSTIC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0.878.559/0001-3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NSTALAÇÃO DE CANCELA DE CONTROLE DE ACESSO NO ESTACIONAMENTO DA PRA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.0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RISTEU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661.748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8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RISTEU MATERIAIS DE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3.661.748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IS PARA MANUTENÇÃO PREDIAL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OPARAFURSO COMERCI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173.942/0001-8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NUTENÇÃO PREDIAL NA PRA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3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IDRO ARTE DA AMAZONIA COMÉRCI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189.815/0001-7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ECCIONAR MOLDURA PARA QUADRO NA SMS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66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31 - PR-BA - PROCURADORIA DA REPUBLICA - BAHI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ENECLEIA SOUZA OLIVEIRA - CPF: 840.586.765-1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0/04/2022 a 18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1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1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ISMA NASCIMENTO DIAS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6.092.660/0001-9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TIRADA DE 15 PERSIANAS PVC, EM FUNÇÃO DA DESINSTALAÇÃO DA PRM ALAGOINHA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2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35 - PR-MG - PROCURADORIA DA REPUBLICA - MINAS GERAIS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ARLEM MARQUES DA SILVA - CPF: 030.293.186-4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7/06/2022 a 27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4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IBEIRO E MOTA LTDA FILIAL CONTORNO - CONSTRULAR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2.958.249/0003-1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RA CONTRATAÇÕES EM CARÁTER EXCEPCIONAL QUE POR SUA NATUREZA E URGÊNCIA NÃO PODEM SER CONTRATADAS POR MEIO DE PROCESSO NORMAL DE LICITAÇÃO OU DISPENSA. VAZAMENTOS CONSTANTES DE ÁGU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7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ENISE RODRIGUES DE SOUZA - CPF: 811.278.807-3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0/05/2022 a 29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06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EPOSITO TIMBIRA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71.057.905/0001-4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PARA ATENDER DEMANDA DA PRMG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ROGARIA ARAUJO S.A. FILIAL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7.256.512/0213-8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TENDER DEMANDA DA PRMG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6,07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ADER CANDIDO DA SILVA - CPF: 377.873.651-53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0/05/2022 a 29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0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.C.A. COMERCIO SERV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8.715.298/0001-9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TENDER DESPESAS DE PEQUENO VULTO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87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KARINA EL CORAB TROTTA LARA - CPF: 993.034.266-4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6/2022 a 03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17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MD MATERIAIS ELE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4.012.452/0004-0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 AQUISIÇÃO DAS LÂMPADAS É NECESSÁRIA PARA SEREM UTILIZADAS NA SEDE DA PRM-SJR-MG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11,5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ELINO OLIVEIRA SILVA - CPF: 882.758.766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7/06/2022 a 17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3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1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 DO ENCANADOR DE PASSOS LTDA -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6.658.531/0001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ÇÃO DE UMA TORNEIRA VELHA QUE ESTAVA PINGAND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1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ELINO OLIVEIRA SILVA - CPF: 882.758.766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0/06/2022 a 30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53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AGUNDES GA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9.415.651/0001-7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GÁS DE COZINHA PARA ATENDER AS NECESSIDADES DA PRM-PASS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 DO ENCANADOR DE PASSOS LTDA -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6.658.531/0001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UM ASSENTO SANITÁRIO PARA O BANHEIRO DA RECEPÇÃO DA PR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NIVEA MARIA CAMPOS - CPF: 031.344.526-5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6/2022 a 06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1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RANVILE COMÉRCIO DE PLÁSTICOS E TECID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686.183/0001-5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PLÁSTICO BOLHA PARA REEMBALAGEM DE MOBILIÁRIO ACONDICIONADOS NA GARAGEM DA PRM - JUIZ DE FOR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46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SANDRO MAGNO PAULINI - CPF: 009.732.867-76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0/05/2022 a 29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0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1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E. PAIVA &amp; CI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5.775.330/0001-7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GÁS DE COZINHA PARA CONSUMO DA PRM POUSO ALEGRE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7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64 - PR-MT - PROCURADORIA DA REPUBLICA - MATO GROSS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ELO VITOR ARCANJO DA SILVA - CPF: 007.362.311-37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5/04/2022 a 24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9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N COMERCIO DE ELETRONICOS LTDA - KADR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030.685/0002-6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TILIZAÇÃO EM NOVOS MONITORES ADQUIRIDOS PARA ADAPTAÇÃO EM COMPUTADORES MAIS ANTIGOS DO PARQUE DA PRMT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74,8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EBRON TECNOLOGIA <text:s/>E COMPUTADORE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426.365/0001-4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TILIZAÇÃO EM NOVOS MONITORES ADQUIRIDOS PARA ADAPTAÇÃO EM COMPUTADORES MAIS ANTIGOS DO PARQUE DA PRMT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97,7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80 - PR-PI - PROCURADORIA DA REPUBLICA - PIAUI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IONE VIEIRA DOS SANTOS - CPF: 515.345.173-9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4/2022 a 1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9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DELAIDE DE CARVALHO SANTAN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387.825/0001-0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L PARA MANUTENÇÃO DE BENS IMÓVEIS(PRM-PARNAIBA-PI)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5,24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SÉ DE ARIMATÉIA PEREIRA LIM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87.196.933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DE MANUTENÇÃO DE BENS IMÓVEIS (PRM-PARNAIBA)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SÉ DE ARIMATÉIA PEREIRA LIM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87.196.933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DE MANUTENÇÃO DE BENS IMÓVEIS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JOSÉ DE ARIMATÉIA PEREIRA LIM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87.196.933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ERVIÇO DE MANUTENÇÃO DE BENS IMÓVEIS (PRM-PARNAIBA)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QUES &amp; GONZAGA MATERIAIS DE COSNTRUÇÕES LTDA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6.367.702/0002-2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L DE MANUTENÇÃO DE BENS IMÓVEIS (PRM-PARNAIBA)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57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 S MARQUES &amp; SOUSA BRIT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0.791.079/0001-7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L PARA MANUTENÇÃO DE BENS IMÓVEIS(PRM-PARNAIBA)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1,5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5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MERCIAL CABOCL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69.625.903/0001-6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L DE MANUTENÇÃO DE BENS IMÓVEIS(PRM-PARNAIBA)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1,6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UCIANO MOURA SANTOS - CPF: 003.024.563-0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5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5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LAUDINEI BORGES LEAL (MICROPOINT INFORMÁTICA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4.540.560/0001-9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NDISPONIBILIDADE DO DISPOSITIVO DE ÁUDIO PARA REQUISIÇÃO NO ALMOXARIFADO DA PR/PI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3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NTONIO AUGUSTO BARBOSA DANTAS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532.754/0001-1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OSIÇÃO DO COPO DO LIQUIDIFICADOR DA COPA, EM VIRTUDE DE DAN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6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THIAGO PATRICK ROSA BRITO - CPF: 006.592.253-0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3/05/2022 a 15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5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27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CO ANTONIO RIBEIRO CAFE COST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0.191.386/0001-2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ATERIAL UTILIZADO PARA REALIZAÇÃO DE RENOVAÇÃO DA PINTURA DA SALA DE RECEPÇÃO DA PRM S.R.NONATO-PI, TENDO EM VISTA QUE O AMBIENTE NECESSITA DE MELHORIAS NA LIMPEZA, HAJA VISTA A EXISTÊNCIAS DE MANCHAS E SUJEIRAS NAS PAREDE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2,99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53 - PR-PR - PROCURADORIA DA REPUBLICA - PARAN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AMARIO BARBARA DA SILVA - CPF: 555.260.559-4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9/03/2022 a 24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H. C. MATERIAIS ELE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2.889.100/0001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DOIS REFLETORES DE LED, 100W, 6500K, BIVOLT, NECESSÁRIOS PARA A REPOSIÇÃO DE PEÇAS QUEIMADAS UTILIZADAS NA ILUMINAÇÃO RESPECTIVAMENTE DA PORTA DE ENTRADA DE VEÍCULOS NA GARAGEM DA UNIDADE E DAS BANDEIRAS DAS BANDEIRAS (BRASIL E MERCOSUL) INSTALADAS NA FACHADA DA PRM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4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IRLEI DE JESUS SANTANA - ME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1.432.898/0001-0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FERENTE A PRESTAÇÃO DO SERVIÇO DE SUBSTITUIÇÃO DE DOIS REFLETORES DE LED, 100W, NA FACHADA DO PRÉDIO SEDE DA PRM/UMUARAM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0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EDER DOS SANTOS BUENO - CPF: 604.602.539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7/04/2022 a 2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05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7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OVISTAR COM MATERIAL CONSTRUÇÃ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0.434.193/0004-9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MATERIAL PARA EXECUÇÃO DE SERVIÇOS DE REPAROS E MANUTENÇÃO NO EDIFICIO DA PRM/CASCAVEL;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45,05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43 - PR-RJ - PROCURADORIA DA REPUBLICA - RIO DE JANEIR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DIMITRI BUSCACIO GONCALVES - CPF: 042.951.927-3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5/05/2022 a 23/08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01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6">
          <table:table-cell table:style-name="ce5" office:value-type="string" calcext:value-type="string" table:number-columns-spanned="2" table:number-rows-spanned="1">
            <text:p>06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SANTOS CARNEIRO MAT ELET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1.116.882/0001-8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 MATERIAL ADQUIRIDO É NECESSÁRIO PARA INSTALAR 8 LÂMPADAS, EM AMBIENTE INTERNO DA PRM, UMA VEZ QUE NÃO HÁ LUMINÁRIAS E NÃO FOI POSSÍVEL ENCONTRAR LUMINÁRIAS PARA O TIPO DE LÂMPADA FORNECIDO PELA PRRJ. COM O USO DO MATERIAL, A PRM NÃO FICA ÀS ESCURAS, O QUE É IMPRESCINDÍVEL PARA ESTABELECER UM AMBIENTE DE TRABALHO ADEQUADO AOS SERVIDORES QUE RETORNAM AO TRABALHO PRESENCIAL. O CUSTO BENEFÍCIO DESTA INICIATIVA MOSTROU-SE MUITO VANTAJOSO À PRM E PODE SER ADOTADO ATÉ QUE SEJAM INSTALADAS LUMINÁRIAS PARA O TIPO DE LÂMPADA COMUMENTE ADQUIRID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91,56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06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 &amp; VIDEO RIO DE JANEIRO S/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1.114.284/0029-64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UMA VEZ QUE A ADMINISTRAÇÃO SUBSTITUIU AS LÂMPADAS DE ROSQUEAR POR LÂMPADAS TUBUILARES, É NECESSÁRIO ADQUIRIR LÂMPADAS PARA AS LUMINÁRIAS QUE NÃO PODEM SER SUBSTITUÍDAS, COMO VÁRIAS LÂMPADAS EXTERNAS E INTERNAS, PRINCIPALMENTE AQUELAS EM DEPENDÊNCIAS MENORES, COMO BANHEIROS. ASSIM, JUSTIFICA-SE A AQUISIÇÃO DAS LÂMPADAS PARA MANTER A ILUMINAÇÃO ADEQUADA DESTES LOCAI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9,94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INOVA MATERIAIS ELETRICOS E DE SEGURANÇ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0.152.713/0001-9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 MATERIAL É NECESSÁRIO PARA FECHAR O BURACO RESULTADO DA TROCA DE LÂMPADAS DO TIPO BULBO POR LÂMPADAS TUBULARES. FOI NECESSÁRIO UTILIZAR ESTE MATERIAL, ESPECIFICAMENTE, POIS NÃO PODEIRA FAZER VOLUME ENTRE O GESSO E A LÂMPADA, DIFERENTE DOS DEMAIS BURACOS FECHA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9,98</text:p>
          </table:table-cell>
          <table:covered-table-cell table:style-name="ce19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CA MATERIAIS ELETR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5.925.996/000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 MATERIAL ADQUIRIDO É NECESSÁRIO PARA FECHAR OS BURACOS ABERTOS COM A TROCA DE LÂMPADAS DE BULBO POR LÂMPADAS TUBULARES, ALÉM DE INTERRUPTOR NECESSÁRIO PARA SUBSTITUIR O ESPELHO INADEQUADO DO INTERRUPTOR DO GABINETE DA DRA. VANESSA, QUE DEIXA OS FIOS EXPOST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1,97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1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 DAL PRA COMERCIO DE EXTINTORES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312.048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S EXTINTORES DA CASA PRECISAM SER TESTADOS E, SE NECESSÁRIO, REPARADOS. UMA VEZ QUE HOUVE VÁRIAS TENTATIVAS DE CONTRATAÇÃO AO LONGO DESTE ANO, E NÃO SENDO POSSÍVEL OBTER PROPOSTAS VÁLIDAS DEVIDO À IRREGULARIDADE FISCAL DAS EMPRESAS PRESTADORAS DESTE TIPO DE SERVIÇO, A ÚNICA ALTERNATIVA VIÁVEL PARA MANTER OS EXTINTORES APTOS AO USO FOI CONTRATAR O SERVIÇO POR SUPRIMENTO DE FUN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2,50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22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 DAL PRA COMERCIO DE EXTINTORES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4.312.048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OS EXTINTORES DA CASA PRECISAM SER TESTADOS E, SE NECESSÁRIO, REPARADOS. UMA VEZ QUE HOUVE VÁRIAS TENTATIVAS DE CONTRATAÇÃO AO LONGO DESTE ANO, E NÃO SENDO POSSÍVEL OBTER PROPOSTAS VÁLIDAS DEVIDO À IRREGULARIDADE FISCAL DAS EMPRESAS PRESTADORAS DESTE TIPO DE SERVIÇO, A ÚNICA ALTERNATIVA VIÁVEL PARA MANTER OS EXTINTORES APTOS AO USO FOI CONTRATAR O SERVIÇO POR SUPRIMENTO DE FUN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2,50</text:p>
          </table:table-cell>
          <table:covered-table-cell table:style-name="ce19"/>
          <table:table-cell table:number-columns-repeated="39"/>
        </table:table-row>
        <table:table-row table:style-name="ro6">
          <table:table-cell table:style-name="ce5" office:value-type="string" calcext:value-type="string" table:number-columns-spanned="2" table:number-rows-spanned="1">
            <text:p>28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EREAIS BRAMI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2.296.378/0025-4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S FECHADURAS DE PORTAS EXTERNAS DA PRM ESTÃO COM PROBLEMAS HÁ ANOS, PROVAVELMENTE, PELA EXPOSIÇÃO ÀS INTEMPÉRIES CLIMÁTICAS. A MANUTENÇÃO PREVENTIVA, COM DESENGRIPANTE E LIMPEZA, NÃO SURTE EFEITO. ASSIM, AS DUAS FECHADURAS DOS LOCAIS MAIS SENSÍVEIS DA PRM, O PORTÃO DE ENTRADA E A PORTA DO CPD PRECISARAM SER TROCADAS. CONSIDERANDO A NECESSIDADE DE OBTER FECHADURA IGUAL OU SEMELHANTE ÀQUELAS INSTALADAS PARA NÃO ONERAR OS CUSTOS COM CHAVEIRO OU CORTE DE PORTA E MURO, BEM COMO O BAIXO VALOR DOS ITENS, JUSTIFICA-SE A AQUISIÇÃO DAS FECHADURAS POR SUPRIMENTO DE FUND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7,00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3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AUTO POSTO MONTECASER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2.870.444/0001-0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É NECESSÁRIO UMA LIMPEZA MAIS PROFUNDA DOS VEÍCULOS, PRINCIPALMENTE POR NÃO HAVER MÁQUINA DE PRESSÃO PROFISSIONAL DISPONÍVEL NA PRM. CONSIDERANDO O BAIXO VALOR E POSSUIRMOS POUCOS VEÍCULOS, JUSTIFICA-SE ESTA CONTRATAÇÃO POR ESTE MEIO. CONSIDERANDO A DIFERENÇA NO PORTE DOS DOIS VEÍCULOS, OS VALORES FORAM DISTINT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8,00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3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VIDRAÇARIA VITROTEX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9.681.707/0001-9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VÁRIOS VIDROS DOS LUSTRES EXTERNOS DA CASA ESTÃO QUEBRADOS <text:s/>OU AUSENTES. FOI NECESSÁRIO LIMPAR OS VIDROS DOS LUSTRES E SUBSTITUIR OS 12 VIDROS QUEBRAODS OU AUSENTES, A FIM DE TORNAR O AMBIENTE DE TABALHO MAIS SEGURO AO EVITAR POSSÍVEIS ACIDENTES COM QUEDAS DE PEDAÇOS DE VIDROS, ALÉM DE AUMENTAR O TEMPO DE VIDA ÚTIL DAS LÂMPADAS, DIMINUINDO SUA EXPOSIÇÃ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8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RUBEM TOSTES PEREIRA - CPF: 903.151.897-2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6/04/2022 a 04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99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1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. C. SOLDATI JUNIOR -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840.982/0001-1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ITENS ADQUIRIDOS PARA SUBSTITUIÇÃO DE SIMILARES QUEIMADOS NA COZINHA DA UNIDADE (LÂMPADAS) E EM LUMINÁRIAS DE LED EXTERNAS (REATORES). <text:s/>CABE SALIENTAR QUE AS LÂMPADAS DE LED QUE VIERAM NA ÚLTIMA REQUISIÇÃO DE MATERIAL JUNTO À PRRJ NÃO CABIAM NOS BOCAIS DE ENERGIA DA COZINHA, SENDO NECESSÁRIO A AQUISIÇÃO DO <text:s/>MATERIAL ADEQUADO JUNTO AO COMÉRCIO LOC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75,6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61 - PR-RS - PROCURADORIA DA REPUBLICA - RIO GRANDE DO SUL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OAO LUIS DA SILVA SOARES - CPF: 401.283.180-1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1/03/2022 a 19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2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ARCIO CASCAES JUNIOR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5.996.742/0001-4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/APLICAÇÃO DE LÂMINA/PELÍCULA PARA A PRIVACIDADE DO SISTEMA DE CFTV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5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MERCOPRINT SUPRIMENTOS P/ INF.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205.533/0001-06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MPRA DE LACRES PARA DISOT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9,6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58 - PR-SC - PROCURADORIA DA REPUBLICA - SANTA CATARINA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HELINTON LUIS COSTA - CPF: 421.519.029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2/03/2022 a 1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4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S DA ÁGUA MATERIAIS PARA CONSTRUCAO LTDA - LOJA 09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501.187/0012-0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ROCA DE TORNEIRA DE COP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25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7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ASAS DA ÁGUA MATERIAIS PARA CONSTRUCAO LTDA - LOJA 09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3.501.187/0012-0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DE REPAROS HIDRÁULICOS E INSTALAÇÃO ELÉTRICA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3,4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JUAREZ CAVALCANTI BOTELHO - CPF: 006.614.277-65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02/06/2022 a 29/08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41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 - LJ 16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31-2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OSIÇÃO DO ESTOQUE DE CAFÉ, AÇÚCAR, FILTRO DE PAPEL, COPO DE PLÁSTIC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39,08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MERCIO DE MATERIAIS DE CONSTRUCAO LEO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3.933.582/0001-5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REPOSIÇÃO DE PARAFUSOS PARA PRENDER TAMPAS DOS VASOS SANITÁRIOS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55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MARCOS ANTONIO SQUIZATTO DE OLIVEIRA - CPF: 547.793.919-2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2/04/2022 a 18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20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DUCESAR AGUA MINERAL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95.776.076/0001-1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ÁGUA MINERAL DE ACORDO COM OFÍCIO CIRCULAR 31/2021/CA/PRSC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4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IASSI &amp; CIA LTDA 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83.648.477/0013-4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CAFÉ EM PÓ CONFORME OFÍCIO CIRCULAR 31/2021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64,8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PAULO RICARDO DA SILVEIRA BALLINHAS - CPF: 449.793.550-72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12/05/2022 a 08/08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7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FELIPE COELHO SAUER ME (CIA DAS PLACAS)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631.950/0002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ETIQUETAS PARA IDENTIFICAÇÃO QUADROS NO MEMORIAL PR/SC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2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LEROY MERLIN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438.784/0044-3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UBSTITUIÇÃO DE TORNEIRA BANHEIRO ADAPTADO NO ÁTICO - T3 , REMOVEDOR PARA COL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391,69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TATIANY LAURA CAMPESTRINI EIRELI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4.979.298/0001-9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MINI COFFEE BREAK PARA EVENTO EM 03.06.2022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2,5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22 - PR-SE - PROCURADORIA DA REPUBLICA - SERGIP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LUIZ CLAUDIO MENDONCA CONCEICAO - CPF: 235.021.265-34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30/03/2022 a 2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 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8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6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PAULO JORGE DA SILVA-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15.596.182/0001-82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02 (DUAS) CHAVES MODELO TETRA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4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GALERIA URBANA COMÉRCIO E SERVIÇOS LTDA. - EPP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139.029/0001-6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QUISIÇÃO DE IMPRESSOS/ADESIVOS FOSC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4,0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049 - PR-SP - PROCURADORIA DA REPUBLICA - SAO PAUL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CATIA ELIANA DE OLIVEIRA SERAFIM - CPF: 062.047.788-11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5/04/2022 a 20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32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7">
          <table:table-cell table:style-name="ce5" office:value-type="string" calcext:value-type="string" table:number-columns-spanned="2" table:number-rows-spanned="1">
            <text:p>06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IDEAL FESTAS E EMBALAGENS LTDA 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1.207.906/0001-51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A AQUISIÇÃO DE COPOS DESCARTÁVEIS DESTINA-SE SOMENTE AO PÚBLICO EXTERNO PARA CONSUMIR ÁGUA DO BEBEDOURO QUE SE ENCONTRA NA RECEPÇÃO DA UNIDADE. COMO A PRM NÃO TEM RECEBIDO OS COPOS DESCARTÁVEIS DEVIDO À SUSPENSÃO DA ROTA DE ENTREGA DE MATERIAIS EM VIRTUDE DA PANDEMIA, FAZ-SE NECESSÁRIA A AQUISIÇÃO DESSE MATERIAL, COM URGÊNCIA, VISTO QUE NÃO HÁ MAIS COPOS E QUE O ATENDIMENTO AO PÚBLICO JÁ FOI RETOMADO DE FORMA GRADUAL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27,45</text:p>
          </table:table-cell>
          <table:covered-table-cell table:style-name="ce19"/>
          <table:table-cell table:number-columns-repeated="39"/>
        </table:table-row>
        <table:table-row table:style-name="ro5">
          <table:table-cell table:style-name="ce5" office:value-type="string" calcext:value-type="string" table:number-columns-spanned="2" table:number-rows-spanned="1">
            <text:p>06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RIFANE MATERIAIS HIDRAULICOS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0.670.226/0001-08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TRATA-SE DE FITA DUPLA FACE PARA INSTALAÇÃO E REPOSIÇÃO DOS DISPENSERS DE ÁLCOOL EM GEL NOS SANITÁRIOS E NOS DIVERSOS SETORES DO PRÉDIO. INFORMO TAMBÉM QUE NÃO HÁ ESTOQUE DO MATERIAL NA PROCURADORIA E NO ALMOXARIFADO DA PR/SP (CONSULTA FEITA VIA FONE) E QUE O PREÇO DO ITEM É DE PEQUENO VULTO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9,9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WILLYS PEREIRA DE LIMA - CPF: 119.096.118-08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4/05/2022 a 19/08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98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4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KALUNGA COMÉRCIO E IND. GRÁFICA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3.283.811/0031-75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NECESSIDADE URGENTE DE AQUISIÇÃO DO MATERIAL, PARA USO NOS MICROFONES QUE SERÃO UTILIZADOS DURANTE A REUNIÃO-GERAL DO COLÉGIO DE PROCURADORES DA REPÚBLICA DO ESTADO DE SÃO PAULO, NOS DIAS 9 E 10/6/22, NA PR/SP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29,8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204 - PRR3ª REGIÃO - PRR/3ª REGIAO - SAO PAULO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BRUNO RICARDO GIANGIARDI - CPF: 340.289.668-09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0/04/2022 a 18/07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32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LARO &amp; PAJAKI CHAVEIROS LTDA-ME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1.610.333/0001-0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5235/2022 DLSG/PRR3ª - PRR3ª-00017426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IA BRASILEIRA DE DISTRIBUIÇÃO EX - BRIGADEIRO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47.508.411/0004-07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FORMULÁRIO DLSG/PRR3ª - PRR3ª-00018043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12,74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10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HILLER PEÇAS BR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35.028.609/0001-53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5323/2022 SEMSG/PRR3ª - PRR3ª-00017656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79,84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23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BMB MATERIAL DE CONSTRUÇÃO S.A.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23.476.033/0002-99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CONFORME DESPACHO 5652/2022 DLSG/PRR3ª - PRR3ª-00018789/2022.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89,90</text:p>
          </table:table-cell>
          <table:covered-table-cell table:style-name="ce19"/>
          <table:table-cell table:number-columns-repeated="39"/>
        </table:table-row>
        <table:table-row table:style-name="ro2">
          <table:table-cell table:style-name="ce2"/>
          <table:table-cell table:style-name="ce7" office:value-type="string" calcext:value-type="string" table:number-columns-spanned="24" table:number-rows-spanned="1">
            <text:p>UG: 200102 - PRR4ª REGIÃO - PRR/4ª REGIAO - PORTO ALEGRE</text:p>
          </table:table-cell>
          <table:covered-table-cell table:number-columns-repeated="23" table:style-name="ce7"/>
          <table:table-cell table:number-columns-repeated="39"/>
        </table:table-row>
        <table:table-row table:style-name="ro2">
          <table:table-cell table:style-name="ce3"/>
          <table:table-cell table:style-name="ce8" office:value-type="string" calcext:value-type="string" table:number-columns-spanned="2" table:number-rows-spanned="1">
            <text:p>SUPRIDO:</text:p>
          </table:table-cell>
          <table:covered-table-cell table:style-name="ce8"/>
          <table:table-cell table:style-name="ce12"/>
          <table:table-cell table:style-name="ce13" office:value-type="string" calcext:value-type="string" table:number-columns-spanned="7" table:number-rows-spanned="1">
            <text:p>IDALECIO MARTINS MORAES - CPF: 600.114.910-00</text:p>
          </table:table-cell>
          <table:covered-table-cell table:number-columns-repeated="6" table:style-name="ce13"/>
          <table:table-cell table:style-name="ce12"/>
          <table:table-cell table:style-name="ce14" office:value-type="string" calcext:value-type="string" table:number-columns-spanned="2" table:number-rows-spanned="1">
            <text:p>PERÍODO DE APLICAÇÃO:</text:p>
          </table:table-cell>
          <table:covered-table-cell table:style-name="ce14"/>
          <table:table-cell table:style-name="ce12"/>
          <table:table-cell table:style-name="ce13" office:value-type="string" calcext:value-type="string">
            <text:p>23/03/2022 a 17/06/2022</text:p>
          </table:table-cell>
          <table:table-cell table:style-name="ce14" office:value-type="string" calcext:value-type="string" table:number-columns-spanned="3" table:number-rows-spanned="1">
            <text:p>APROVAÇÃO DE CONTAS:</text:p>
          </table:table-cell>
          <table:covered-table-cell table:number-columns-repeated="2" table:style-name="ce14"/>
          <table:table-cell table:style-name="ce12"/>
          <table:table-cell table:style-name="ce13" office:value-type="string" calcext:value-type="string">
            <text:p>Sim</text:p>
          </table:table-cell>
          <table:table-cell table:style-name="ce12"/>
          <table:table-cell table:style-name="ce18" office:value-type="string" calcext:value-type="string" table:number-columns-spanned="2" table:number-rows-spanned="1">
            <text:p><text:a xlink:href="https://apps.mpf.mp.br/apex/f?p=481:221:::NO::P221_ID_ATO_CONCESSAO:3274" xlink:type="simple">Extrato do Cartão</text:a></text:p>
          </table:table-cell>
          <table:covered-table-cell table:style-name="ce18"/>
          <table:table-cell table:style-name="ce20"/>
          <table:table-cell table:number-columns-repeated="39"/>
        </table:table-row>
        <table:table-row table:style-name="ro3">
          <table:table-cell table:style-name="ce4" office:value-type="string" calcext:value-type="string" table:number-columns-spanned="2" table:number-rows-spanned="1">
            <text:p>Data</text:p>
          </table:table-cell>
          <table:covered-table-cell table:style-name="ce4"/>
          <table:table-cell table:style-name="ce4" office:value-type="string" calcext:value-type="string" table:number-columns-spanned="8" table:number-rows-spanned="1">
            <text:p>Favorecido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CNPJ/CPF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Motivo</text:p>
          </table:table-cell>
          <table:covered-table-cell table:number-columns-repeated="9" table:style-name="ce4"/>
          <table:table-cell table:style-name="ce4" office:value-type="string" calcext:value-type="string" table:number-columns-spanned="2" table:number-rows-spanned="1">
            <text:p>Valor Pago</text:p>
          </table:table-cell>
          <table:covered-table-cell table:style-name="ce4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PY MUNDI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608.434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OLICITAÇÃO DE PLOTAGEM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54,9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5" office:value-type="string" calcext:value-type="string" table:number-columns-spanned="2" table:number-rows-spanned="1">
            <text:p>09/06/2022</text:p>
          </table:table-cell>
          <table:covered-table-cell table:style-name="ce5"/>
          <table:table-cell table:style-name="ce11" office:value-type="string" calcext:value-type="string" table:number-columns-spanned="8" table:number-rows-spanned="1">
            <text:p>COPY MUNDI LTDA</text:p>
          </table:table-cell>
          <table:covered-table-cell table:number-columns-repeated="7" table:style-name="ce11"/>
          <table:table-cell table:style-name="ce5" office:value-type="string" calcext:value-type="string" table:number-columns-spanned="3" table:number-rows-spanned="1">
            <text:p>08.608.434/0001-80</text:p>
          </table:table-cell>
          <table:covered-table-cell table:number-columns-repeated="2" table:style-name="ce5"/>
          <table:table-cell table:style-name="ce15" office:value-type="string" calcext:value-type="string" table:number-columns-spanned="10" table:number-rows-spanned="1">
            <text:p>SNP 1182710 - ADESIVAGEM DE 2 PLACAS DE PORTA ¿ DRª ANA LUISA CHIODELLI</text:p>
          </table:table-cell>
          <table:covered-table-cell table:number-columns-repeated="9" table:style-name="ce15"/>
          <table:table-cell table:style-name="ce19" office:value-type="string" calcext:value-type="string" table:number-columns-spanned="2" table:number-rows-spanned="1">
            <text:p>R$ 100,00</text:p>
          </table:table-cell>
          <table:covered-table-cell table:style-name="ce19"/>
          <table:table-cell table:number-columns-repeated="39"/>
        </table:table-row>
        <table:table-row table:style-name="ro3">
          <table:table-cell table:style-name="ce6"/>
          <table:table-cell table:style-name="ce9" office:value-type="string" calcext:value-type="string" table:number-columns-spanned="8" table:number-rows-spanned="1">
            <text:p>Fonte da Informação: Sistema de Gestão Administrativa (SGA)</text:p>
          </table:table-cell>
          <table:covered-table-cell table:number-columns-repeated="7" table:style-name="ce9"/>
          <table:table-cell table:style-name="ce10" table:number-columns-repeated="15"/>
          <table:table-cell table:style-name="ce21"/>
          <table:table-cell table:number-columns-repeated="39"/>
        </table:table-row>
        <table:table-row table:style-name="ro3">
          <table:table-cell table:style-name="ce6"/>
          <table:table-cell table:style-name="ce10" table:number-columns-repeated="4"/>
          <table:table-cell table:style-name="ce9" office:value-type="string" calcext:value-type="string" table:number-columns-spanned="2" table:number-rows-spanned="1">
            <text:p>28/07/2022</text:p>
          </table:table-cell>
          <table:covered-table-cell table:style-name="ce9"/>
          <table:table-cell table:style-name="ce10" table:number-columns-repeated="17"/>
          <table:table-cell table:style-name="ce21"/>
          <table:table-cell table:number-columns-repeated="39"/>
        </table:table-row>
        <table:table-row table:style-name="ro8" table:number-rows-repeated="104843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>
        <table:named-range table:name="JR_PAGE_ANCHOR_0_1" table:base-cell-address="$'Page 1'.$A$1" table:cell-range-address="$'Page 1'.$A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document-statistic meta:table-count="1" meta:cell-count="691" meta:object-count="0"/>
  </office:meta>
</office:document-meta>
</file>